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4e4e4e" loext:opacity="100%" fo:font-size="9pt" officeooo:rsid="002e6cef" officeooo:paragraph-rsid="001e7629"/>
    </style:style>
    <style:style style:name="P2" style:family="paragraph" style:parent-style-name="Standard">
      <style:text-properties fo:color="#4e4e4e" loext:opacity="100%" fo:font-size="9pt" officeooo:paragraph-rsid="001e7629"/>
    </style:style>
    <style:style style:name="T1" style:family="text">
      <style:text-properties officeooo:rsid="002e6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pan text:style-name="T1">&lt;acciones&gt;</text:span></text:p>
      <text:p text:style-name="P1"><text:s text:c="2"/>&lt;empresa indice="general"&gt;</text:p>
      <text:p text:style-name="P1"><text:s text:c="5"/>&lt;nombre&gt;General Motors&lt;/nombre&gt;</text:p>
      <text:p text:style-name="P1"><text:s text:c="4"/>&lt;Simbolo&gt;GMO&lt;/Simbolo&gt;</text:p>
      <text:p text:style-name="P1"><text:s text:c="4"/>&lt;Precio&gt;28.875&lt;/Precio&gt;</text:p>
      <text:p text:style-name="P1"><text:s text:c="2"/>&lt;/empresa&gt;</text:p>
      <text:p text:style-name="P1"><text:s text:c="2"/>&lt;empresa indice="tecno"&gt;</text:p>
      <text:p text:style-name="P1"><text:s text:c="4"/>&lt;nombre&gt;Adobe&lt;/nombre&gt;</text:p>
      <text:p text:style-name="P1"><text:s text:c="4"/>&lt;simbolo&gt;ADB&lt;/simbolo&gt;</text:p>
      <text:p text:style-name="P1"><text:s text:c="4"/>&lt;precio&gt;92.250&lt;/precio&gt;</text:p>
      <text:p text:style-name="P1"><text:s text:c="2"/>&lt;/empresa&gt;</text:p>
      <text:p text:style-name="P1"><text:s text:c="2"/>&lt;empresa indice="tecno"&gt;</text:p>
      <text:p text:style-name="P1"><text:s text:c="4"/>&lt;nombre&gt;Microsoft&lt;/nombre&gt;</text:p>
      <text:p text:style-name="P1"><text:s text:c="4"/>&lt;simbolo&gt;MSF&lt;/simbolo&gt;</text:p>
      <text:p text:style-name="P1"><text:s text:c="4"/>&lt;precio&gt;20.313&lt;/precio&gt;</text:p>
      <text:p text:style-name="P1"><text:s text:c="2"/>&lt;/empresa&gt;</text:p>
      <text:p text:style-name="P1"><text:s text:c="2"/>&lt;empresa indice="general"&gt;</text:p>
      <text:p text:style-name="P1"><text:s text:c="4"/>&lt;nombre&gt;Coca-Cola&lt;/nombre&gt;</text:p>
      <text:p text:style-name="P1"><text:s text:c="4"/>&lt;simbolo&gt;COC&lt;/simbolo&gt;</text:p>
      <text:p text:style-name="P1"><text:s text:c="4"/>&lt;precio&gt;38.895&lt;/precio&gt;</text:p>
      <text:p text:style-name="P1"><text:s text:c="2"/>&lt;/empresa&gt;</text:p>
      <text:p text:style-name="P1">&lt;empresa indice="tecno"&gt;</text:p>
      <text:p text:style-name="P1"><text:s text:c="4"/>&lt;nombre&gt;Sun Microsystems&lt;/nombre&gt;</text:p>
      <text:p text:style-name="P1"><text:s text:c="4"/>&lt;simbolo&gt;SUN&lt;/simbolo&gt;</text:p>
      <text:p text:style-name="P1"><text:s text:c="4"/>&lt;precio&gt;45.119&lt;/precio&gt;</text:p>
      <text:p text:style-name="P1"><text:s text:c="2"/>&lt;/empresa&gt;</text:p>
      <text:p text:style-name="P1">&lt;/acciones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7:06:09.486000000</meta:creation-date>
    <dc:date>2023-05-16T17:06:36.068000000</dc:date>
    <meta:editing-duration>PT26S</meta:editing-duration>
    <meta:editing-cycles>1</meta:editing-cycles>
    <meta:document-statistic meta:table-count="0" meta:image-count="0" meta:object-count="0" meta:page-count="1" meta:paragraph-count="27" meta:word-count="34" meta:character-count="637" meta:non-whitespace-character-count="551"/>
    <meta:generator>LibreOffice/7.1.4.2$Windows_X86_64 LibreOffice_project/a529a4fab45b75fefc5b6226684193eb000654f6</meta:generator>
  </office:meta>
</office:document-meta>
</file>